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complex="Calibri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/>
    </style:style>
    <style:style style:name="TableRow48" style:family="table-row">
      <style:table-row-properties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complex="Calibri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Bitte<text:s/>anmelden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Bitte<text:s/>anmelden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Mail</text:p>
          </table:table-cell>
          <table:table-cell table:style-name="TableCell29">
            <text:p text:style-name="P30">Mail eingeben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assword</text:p>
          </table:table-cell>
          <table:table-cell table:style-name="TableCell36">
            <text:p text:style-name="P37">Password eingeben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<text:span text:style-name="T43">ButtonSubmit</text:span></text:p>
          </table:table-cell>
          <table:table-cell table:style-name="TableCell44">
            <text:p text:style-name="P45">Anmelden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LinkNewest</text:p>
          </table:table-cell>
          <table:table-cell table:style-name="TableCell51">
            <text:p text:style-name="P52">Abbrechen</text:p>
          </table:table-cell>
          <table:table-cell table:style-name="TableCell53">
            <text:p text:style-name="P5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7-09-27T06:26:00Z</dc:date>
    <meta:template xlink:href="Normal.dotm" xlink:type="simple"/>
    <meta:editing-cycles>13</meta:editing-cycles>
    <meta:editing-duration>PT240S</meta:editing-duration>
    <meta:document-statistic meta:page-count="1" meta:paragraph-count="1" meta:word-count="26" meta:character-count="178" meta:row-count="1" meta:non-whitespace-character-count="153"/>
  </office:meta>
</office:document-meta>
</file>